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568b" officeooo:paragraph-rsid="0003568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3568b" officeooo:paragraph-rsid="0003568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3568b" officeooo:paragraph-rsid="00054b3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3568b" officeooo:paragraph-rsid="00063cf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7d89f" officeooo:paragraph-rsid="0007d89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3568b" officeooo:paragraph-rsid="0003568b" style:font-weight-asian="normal" style:font-weight-complex="normal"/>
    </style:style>
    <style:style style:name="T1" style:family="text">
      <style:text-properties officeooo:rsid="00054b3d"/>
    </style:style>
    <style:style style:name="T2" style:family="text">
      <style:text-properties officeooo:rsid="00063cf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d89f"/>
    </style:style>
    <style:style style:name="T5" style:family="text">
      <style:text-properties officeooo:rsid="0003568b"/>
    </style:style>
    <style:style style:name="T6" style:family="text">
      <style:text-properties officeooo:rsid="0008ec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BA FILE SERVER</text:p>
      <text:p text:style-name="P2">1) Samba is popular local network file hosting server service. Firstly install program:</text:p>
      <text:p text:style-name="P2"><text:s text:c="8"/># <text:s text:c="3"/>sudo apt-get install samba cifs-utils</text:p>
      <text:p text:style-name="P2">2a) edit configuration file – full access privileges for<text:span text:style-name="T3"> #userSamba:</text:span></text:p>
      <text:p text:style-name="P2"><text:s text:c="8"/># <text:s text:c="3"/>sudo vim /etc/samba/smb.conf</text:p>
      <text:p text:style-name="P2">[shareName]</text:p>
      <text:p text:style-name="P2"><text:s text:c="4"/>path = /pathToShareFolderIncludingContent</text:p>
      <text:p text:style-name="P2"><text:s text:c="4"/>force user = userSamba</text:p>
      <text:p text:style-name="P2"><text:s text:c="4"/>force group = root</text:p>
      <text:p text:style-name="P2"><text:s text:c="4"/>create mask = 0777</text:p>
      <text:p text:style-name="P2"><text:s text:c="4"/>directory mask = 0777</text:p>
      <text:p text:style-name="P2"><text:s text:c="4"/>hosts allow = WhiteListIPAddr</text:p>
      <text:p text:style-name="P2"><text:s text:c="4"/>read only = no</text:p>
      <text:p text:style-name="P2"><text:s text:c="4"/>public = no</text:p>
      <text:p text:style-name="P2"><text:s text:c="4"/>guest ok = no</text:p>
      <text:p text:style-name="P2"><text:s text:c="4"/>writable = yes</text:p>
      <text:p text:style-name="P2">P.S. userSamba username must exist in system – create one: #sudo useradd userSamba.</text:p>
      <text:p text:style-name="P2"><text:s text:c="4"/>3a) add authorized user #userSamba to program Samba</text:p>
      <text:p text:style-name="P2"># <text:s text:c="3"/>sudo smbpasswd -a userSamba</text:p>
      <text:p text:style-name="P2"><text:s text:c="4"/>2b) edit configuration file – full access privileges for <text:span text:style-name="T3">everyone</text:span>:</text:p>
      <text:p text:style-name="P2"><text:s text:c="9"/># <text:s text:c="3"/>sudo vim /etc/samba/smb.conf</text:p>
      <text:p text:style-name="P2"><text:s text:c="8"/>[shareName]</text:p>
      <text:p text:style-name="P2"><text:s text:c="12"/>path = /pathToShareFolderIncludingContent</text:p>
      <text:p text:style-name="P2"><text:s text:c="12"/>force user = root</text:p>
      <text:p text:style-name="P2"><text:s text:c="12"/>force group = root</text:p>
      <text:p text:style-name="P2"><text:s text:c="12"/>create mask = 0777</text:p>
      <text:p text:style-name="P2"><text:s text:c="12"/>directory mask = 0777</text:p>
      <text:p text:style-name="P2"><text:s text:c="12"/>hosts allow = WhiteListIPAddr</text:p>
      <text:p text:style-name="P2"><text:s text:c="12"/>read only = no</text:p>
      <text:p text:style-name="P2"><text:s text:c="12"/>public = yes</text:p>
      <text:p text:style-name="P2"><text:s text:c="12"/>guest ok = yes</text:p>
      <text:p text:style-name="P2"><text:s text:c="12"/>writable = yes</text:p>
      <text:p text:style-name="P2"><text:s text:c="4"/>4) restart Samba</text:p>
      <text:p text:style-name="P2"><text:s text:c="9"/># <text:s text:c="3"/>sudo service smbd restart</text:p>
      <text:p text:style-name="P2"><text:s text:c="4"/>5) <text:span text:style-name="T1">check configuration</text:span></text:p>
      <text:p text:style-name="P2"><text:s text:c="8"/># <text:s text:c="3"/>sudo testparm</text:p>
      <text:p text:style-name="P2"><text:span text:style-name="T6"><text:s text:c="4"/>6) list actually connected clients to file servers:</text:span></text:p>
      <text:p text:style-name="P2"><text:s text:c="7"/><text:span text:style-name="T6">#sudo smbstatus</text:span></text:p>
      <text:p text:style-name="P2">LINUX <text:span text:style-name="T1">client to file server</text:span>:</text:p>
      <text:p text:style-name="P3">1<text:span text:style-name="T4">a</text:span>) <text:span text:style-name="T1">load configuration at startup ( note that password is clearly shown in system! </text:span><text:s/>):</text:p>
      <text:p text:style-name="P2"><text:s text:c="8"/># <text:s text:c="4"/>sudo mkdir /mnt/<text:span text:style-name="T1">mountedClientFolder</text:span></text:p>
      <text:p text:style-name="P2"><text:s text:c="8"/># <text:s text:c="4"/>sudo vim /etc/fstab</text:p>
      <text:p text:style-name="P3">//serverIPAddr/<text:span text:style-name="T1">shareName</text:span> /mnt/<text:span text:style-name="T1">mountedClientFolder</text:span> cifs username=userSamba,password=admin1 0 0</text:p>
      <text:p text:style-name="P2"><text:s text:c="2"/>2<text:span text:style-name="T4">a</text:span>) restart <text:span text:style-name="T2">configuration</text:span></text:p>
      <text:p text:style-name="P2"><text:s text:c="8"/># <text:s text:c="3"/>sudo mount -a</text:p>
      <text:p text:style-name="P5">1b) load configuration at startup with bash script:</text:p>
      <text:p text:style-name="P5"><text:s text:c="4"/>create one at home directory:</text:p>
      <text:p text:style-name="P5"><text:tab/>#touch sambaClientMount.sh</text:p>
      <text:p text:style-name="P5"><text:s text:c="4"/>edit script to add mount point device:</text:p>
      <text:p text:style-name="P5">#!/bin/sh</text:p>
      <text:p text:style-name="P5"><text:soft-page-break/>sudo mount <text:span text:style-name="T5">//serverIPAddr/shareName</text:span> <text:span text:style-name="T5">/mnt/mountedClientFolder</text:span> -o username=userSamba,password=admin1</text:p>
      <text:p text:style-name="P5"/>
      <text:p text:style-name="P2"><text:span text:style-name="T2">WINDOWS client to file server</text:span>:</text:p>
      <text:p text:style-name="P2"><text:tab/><text:span text:style-name="T2">MyComputer PPM: add network localization</text:span></text:p>
      <text:p text:style-name="P2"><text:tab/><text:span text:style-name="T2">Check non-standard network localization; Next</text:span></text:p>
      <text:p text:style-name="P4"><text:tab/><text:span text:style-name="T2">Server Address: </text:span><text:a xlink:type="simple" xlink:href="smb://serverIPAddr/shareName" text:style-name="Internet_20_link" text:visited-style-name="Visited_20_Internet_20_Link"><text:span text:style-name="T2">\\</text:span></text:a><text:a xlink:type="simple" xlink:href="smb://serverIPAddr/shareName" text:style-name="Internet_20_link" text:visited-style-name="Visited_20_Internet_20_Link">serverIPAddr</text:a><text:a xlink:type="simple" xlink:href="smb://serverIPAddr/shareName" text:style-name="Internet_20_link" text:visited-style-name="Visited_20_Internet_20_Link"><text:span text:style-name="T2">\shareNam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9:22:18.575030537</meta:creation-date>
    <dc:date>2017-06-09T12:59:39.289241662</dc:date>
    <meta:editing-duration>PT15M15S</meta:editing-duration>
    <meta:editing-cycles>7</meta:editing-cycles>
    <meta:generator>LibreOffice/5.2.2.2$Linux_X86_64 LibreOffice_project/20m0$Build-2</meta:generator>
    <meta:document-statistic meta:table-count="0" meta:image-count="0" meta:object-count="0" meta:page-count="2" meta:paragraph-count="55" meta:word-count="261" meta:character-count="2082" meta:non-whitespace-character-count="1568"/>
  </office:meta>
</office:document-meta>
</file>